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6pt solid #000000" style:shadow="#808080 0.106cm 0.106cm"/>
      <style:text-properties style:font-name="Liberation Serif" fo:font-size="14pt" style:font-name-asian="Arial" style:font-size-asian="14pt" style:font-name-complex="Arial" style:font-size-complex="14pt"/>
    </style:style>
    <style:style style:name="P2" style:family="paragraph" style:parent-style-name="Standard">
      <style:paragraph-properties fo:line-height="150%" fo:text-align="center" style:justify-single-word="false" fo:padding="0.049cm" fo:border="0.06pt solid #000000" style:shadow="#808080 0.18cm 0.18cm"/>
      <style:text-properties style:font-name="Liberation Serif" fo:font-size="8pt" officeooo:paragraph-rsid="0038a350" style:font-name-asian="Arial" style:font-size-asian="8pt" style:font-name-complex="Arial" style:font-size-complex="8pt"/>
    </style:style>
    <style:style style:name="P3" style:family="paragraph" style:parent-style-name="Standard">
      <style:paragraph-properties fo:line-height="150%" fo:text-align="center" style:justify-single-word="false" fo:padding="0.049cm" fo:border="0.06pt solid #000000" style:shadow="#808080 0.18cm -0.18cm"/>
      <style:text-properties style:font-name="Liberation Serif" fo:font-size="13pt" fo:font-weight="bold" officeooo:rsid="00555042" officeooo:paragraph-rsid="00555042" style:font-name-asian="Arial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line-height="150%"/>
      <style:text-properties style:font-name="Liberation Serif" fo:font-size="13pt" style:font-name-asian="Arial" style:font-size-asian="13pt" style:font-name-complex="Arial" style:font-size-complex="13pt"/>
    </style:style>
    <style:style style:name="P5" style:family="paragraph" style:parent-style-name="Standard">
      <style:paragraph-properties fo:line-height="150%"/>
      <style:text-properties style:font-name="Liberation Serif" fo:font-size="13pt" officeooo:paragraph-rsid="0035fc4a" style:font-name-asian="Arial" style:font-size-asian="13pt" style:font-name-complex="Arial" style:font-size-complex="13pt"/>
    </style:style>
    <style:style style:name="P6" style:family="paragraph" style:parent-style-name="Standard">
      <style:paragraph-properties fo:line-height="150%"/>
      <style:text-properties style:font-name="Liberation Serif" fo:font-size="13pt" officeooo:paragraph-rsid="0029f797" style:font-name-asian="Arial" style:font-size-asian="13pt" style:font-name-complex="Arial" style:font-size-complex="13pt"/>
    </style:style>
    <style:style style:name="P7" style:family="paragraph" style:parent-style-name="Standard">
      <style:paragraph-properties fo:line-height="150%"/>
      <style:text-properties style:font-name="Liberation Serif" fo:font-size="13pt" officeooo:rsid="00555042" officeooo:paragraph-rsid="00555042" style:font-name-asian="Arial" style:font-size-asian="13pt" style:font-name-complex="Arial" style:font-size-complex="13pt"/>
    </style:style>
    <style:style style:name="P8" style:family="paragraph" style:parent-style-name="Standard">
      <style:paragraph-properties fo:line-height="150%"/>
      <style:text-properties style:font-name="Liberation Serif" fo:font-size="13pt" officeooo:rsid="00555042" officeooo:paragraph-rsid="00658080" style:font-name-asian="Arial" style:font-size-asian="13pt" style:font-name-complex="Arial" style:font-size-complex="13pt"/>
    </style:style>
    <style:style style:name="P9" style:family="paragraph" style:parent-style-name="Standard">
      <style:paragraph-properties fo:line-height="150%"/>
      <style:text-properties style:font-name="Liberation Serif" fo:font-size="13pt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Liberation Serif" fo:font-size="13pt" officeooo:paragraph-rsid="0020530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Liberation Serif" fo:font-size="13pt" officeooo:paragraph-rsid="0021fb4d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Liberation Serif" fo:font-size="13pt" officeooo:paragraph-rsid="00228af0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Liberation Serif" fo:font-size="13pt" officeooo:paragraph-rsid="003cdfb2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Liberation Serif" fo:font-size="13pt" officeooo:paragraph-rsid="002d15fe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Liberation Serif" fo:font-size="13pt" officeooo:paragraph-rsid="002f154a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Liberation Serif" fo:font-size="13pt" officeooo:paragraph-rsid="002ea905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Liberation Serif" fo:font-size="13pt" officeooo:paragraph-rsid="0022e234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Liberation Serif" fo:font-size="13pt" officeooo:rsid="00555042" officeooo:paragraph-rsid="00555042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Liberation Serif" fo:font-size="13pt" officeooo:rsid="00555042" officeooo:paragraph-rsid="00658080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Liberation Serif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22" style:family="paragraph" style:parent-style-name="Standard">
      <style:paragraph-properties fo:line-height="150%"/>
      <style:text-properties style:font-name="Liberation Serif" fo:font-size="13pt" fo:font-weight="bold" officeooo:rsid="002a6ded" officeooo:paragraph-rsid="002a6ded" style:font-name-asian="Arial" style:font-size-asian="13pt" style:font-weight-asian="bold" style:font-name-complex="Arial" style:font-size-complex="13pt" style:font-weight-complex="bold"/>
    </style:style>
    <style:style style:name="P23" style:family="paragraph" style:parent-style-name="Standard">
      <style:paragraph-properties fo:line-height="150%"/>
      <style:text-properties style:font-name="Liberation Serif" fo:font-size="13pt" fo:font-weight="bold" officeooo:rsid="002f154a" officeooo:paragraph-rsid="002f154a" style:font-size-asian="13pt" style:font-weight-asian="bold" style:font-size-complex="13pt" style:font-weight-complex="bold"/>
    </style:style>
    <style:style style:name="P24" style:family="paragraph" style:parent-style-name="Standard">
      <style:paragraph-properties fo:line-height="150%"/>
      <style:text-properties style:font-name="Liberation Serif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P25" style:family="paragraph" style:parent-style-name="Standard">
      <style:paragraph-properties fo:line-height="150%"/>
      <style:text-properties style:font-name="Liberation Serif" fo:font-size="13pt" fo:font-style="normal" officeooo:rsid="002d15fe" officeooo:paragraph-rsid="002d15fe" style:font-name-asian="Arial" style:font-size-asian="13pt" style:font-style-asian="normal" style:font-name-complex="Arial" style:font-size-complex="13pt" style:font-style-complex="normal"/>
    </style:style>
    <style:style style:name="P26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7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name-asian="Arial" style:font-size-asian="13pt" style:font-name-complex="Arial" style:font-size-complex="13pt"/>
    </style:style>
    <style:style style:name="P28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e1b4" style:font-name-asian="Arial" style:font-size-asian="13pt" style:font-name-complex="Arial" style:font-size-complex="13pt"/>
    </style:style>
    <style:style style:name="P29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size-asian="13pt" style:font-size-complex="13pt"/>
    </style:style>
    <style:style style:name="P30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31" style:family="paragraph" style:parent-style-name="Standard">
      <style:paragraph-properties fo:margin-left="6.244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2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size-asian="13pt" style:font-size-complex="13pt"/>
    </style:style>
    <style:style style:name="P33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4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35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6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officeooo:paragraph-rsid="0021fb4d" style:font-name-asian="Arial Baltic" style:font-size-asian="13pt" style:font-name-complex="Arial Baltic" style:font-size-complex="13pt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6pt solid #000000" style:shadow="#808080 0.106cm 0.106cm"/>
      <style:text-properties style:font-name="Liberation Serif" fo:font-size="14pt" fo:font-style="normal" style:font-name-asian="Arial" style:font-size-asian="14pt" style:font-style-asian="normal" style:font-name-complex="Arial" style:font-size-complex="14pt" style:font-style-complex="normal"/>
    </style:style>
    <style:style style:name="P38" style:family="paragraph" style:parent-style-name="Standard">
      <style:paragraph-properties fo:line-height="150%"/>
      <style:text-properties style:font-name="Liberation Serif" fo:font-size="13pt" officeooo:rsid="0058e385" officeooo:paragraph-rsid="00555042" style:font-name-asian="Arial" style:font-size-asian="13pt" style:font-name-complex="Arial" style:font-size-complex="13pt"/>
    </style:style>
    <style:style style:name="P39" style:family="paragraph" style:parent-style-name="Standard">
      <style:paragraph-properties fo:line-height="150%"/>
      <style:text-properties style:font-name="Liberation Serif" fo:font-size="13pt" fo:font-style="normal" officeooo:rsid="005bced1" officeooo:paragraph-rsid="00555042" style:font-name-asian="Arial" style:font-size-asian="13pt" style:font-style-asian="normal" style:font-name-complex="Arial" style:font-size-complex="13pt" style:font-style-complex="normal"/>
    </style:style>
    <style:style style:name="P40" style:family="paragraph" style:parent-style-name="heading_20_1">
      <style:paragraph-properties fo:line-height="150%"/>
      <style:text-properties style:font-name="Liberation Serif" fo:font-size="13pt" style:font-size-asian="13pt" style:font-size-complex="13pt"/>
    </style:style>
    <style:style style:name="P41" style:family="paragraph" style:parent-style-name="heading_20_1">
      <style:paragraph-properties fo:line-height="150%"/>
      <style:text-properties style:font-name="Liberation Serif" fo:font-size="13pt" officeooo:paragraph-rsid="0029f797" style:font-size-asian="13pt" style:font-size-complex="13pt"/>
    </style:style>
    <style:style style:name="P42" style:family="paragraph" style:parent-style-name="heading_20_1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43" style:family="paragraph" style:parent-style-name="heading_20_1">
      <style:paragraph-properties fo:line-height="150%"/>
      <style:text-properties style:font-name="Liberation Serif" fo:font-size="13pt" officeooo:rsid="00638090" officeooo:paragraph-rsid="00638090" style:font-size-asian="13pt" style:font-size-complex="13pt"/>
    </style:style>
    <style:style style:name="P44" style:family="paragraph" style:parent-style-name="heading_20_1">
      <style:paragraph-properties fo:line-height="150%"/>
      <style:text-properties style:font-name="Liberation Serif" fo:font-size="13pt" officeooo:rsid="001b5069" officeooo:paragraph-rsid="002ea905" style:font-size-asian="13pt" style:font-size-complex="13pt"/>
    </style:style>
    <style:style style:name="P45" style:family="paragraph" style:parent-style-name="heading_20_1">
      <style:paragraph-properties fo:line-height="150%"/>
      <style:text-properties style:font-name="Liberation Serif" fo:font-size="13pt" fo:font-style="normal" officeooo:paragraph-rsid="002d15fe" style:font-name-asian="Arial" style:font-size-asian="13pt" style:font-style-asian="normal" style:font-name-complex="Ari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name-complex="Ari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f797" style:font-style-asian="italic" style:font-style-complex="italic"/>
    </style:style>
    <style:style style:name="T5" style:family="text">
      <style:text-properties fo:font-style="italic" officeooo:rsid="002d15f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29f797" style:font-style-asian="italic" style:font-weight-asian="normal" style:font-style-complex="italic" style:font-weight-complex="normal"/>
    </style:style>
    <style:style style:name="T8" style:family="text">
      <style:text-properties fo:font-style="italic" style:font-name-asian="Arial" style:font-style-asian="italic" style:font-name-complex="Arial" style:font-style-complex="italic"/>
    </style:style>
    <style:style style:name="T9" style:family="text">
      <style:text-properties fo:font-style="italic" officeooo:rsid="002a6ded" style:font-name-asian="Arial" style:font-style-asian="italic" style:font-name-complex="Arial" style:font-style-complex="italic"/>
    </style:style>
    <style:style style:name="T10" style:family="text">
      <style:text-properties fo:font-style="italic" officeooo:rsid="0021fb4d" style:font-name-asian="Arial" style:font-style-asian="italic" style:font-name-complex="Arial" style:font-style-complex="italic"/>
    </style:style>
    <style:style style:name="T11" style:family="text">
      <style:text-properties style:font-name-asian="Arial" style:font-name-complex="Arial"/>
    </style:style>
    <style:style style:name="T12" style:family="text">
      <style:text-properties officeooo:rsid="001af85b" style:font-name-asian="Arial" style:font-name-complex="Arial"/>
    </style:style>
    <style:style style:name="T13" style:family="text">
      <style:text-properties officeooo:rsid="00284cb3" style:font-name-asian="Arial" style:font-name-complex="Arial"/>
    </style:style>
    <style:style style:name="T14" style:family="text">
      <style:text-properties officeooo:rsid="002a6ded" style:font-name-asian="Arial" style:font-name-complex="Arial"/>
    </style:style>
    <style:style style:name="T15" style:family="text">
      <style:text-properties officeooo:rsid="002a6ded" style:font-name-asian="Arial" style:font-name-complex="Arial" loext:padding="0.049cm" loext:border="0.06pt solid #000000" loext:shadow="none"/>
    </style:style>
    <style:style style:name="T16" style:family="text">
      <style:text-properties officeooo:rsid="003cdfb2" style:font-name-asian="Arial" style:font-name-complex="Arial"/>
    </style:style>
    <style:style style:name="T17" style:family="text">
      <style:text-properties style:font-name-asian="Arial" style:font-name-complex="Arial" loext:padding="0.049cm" loext:border="0.06pt solid #000000" loext:shadow="none"/>
    </style:style>
    <style:style style:name="T18" style:family="text">
      <style:text-properties officeooo:rsid="0047a1aa" style:font-name-asian="Arial" style:font-name-complex="Arial"/>
    </style:style>
    <style:style style:name="T19" style:family="text">
      <style:text-properties officeooo:rsid="0058e385" style:font-name-asian="Arial" style:font-name-complex="Arial"/>
    </style:style>
    <style:style style:name="T20" style:family="text">
      <style:text-properties officeooo:rsid="005cf2d0" style:font-name-asian="Arial" style:font-name-complex="Arial"/>
    </style:style>
    <style:style style:name="T21" style:family="text">
      <style:text-properties officeooo:rsid="00658080" style:font-name-asian="Arial" style:font-name-complex="Arial"/>
    </style:style>
    <style:style style:name="T22" style:family="text">
      <style:text-properties officeooo:rsid="006abb83" style:font-name-asian="Arial" style:font-name-complex="Arial"/>
    </style:style>
    <style:style style:name="T23" style:family="text">
      <style:text-properties style:font-name-asian="Arial Baltic" style:font-name-complex="Arial Baltic"/>
    </style:style>
    <style:style style:name="T24" style:family="text">
      <style:text-properties officeooo:rsid="0029f797" style:font-name-asian="Arial Baltic" style:font-name-complex="Arial Baltic"/>
    </style:style>
    <style:style style:name="T25" style:family="text">
      <style:text-properties officeooo:rsid="0029f797" style:font-name-asian="Arial Baltic" style:font-name-complex="Arial Baltic" loext:padding="0.049cm" loext:border="0.06pt solid #000000" loext:shadow="none"/>
    </style:style>
    <style:style style:name="T26" style:family="text">
      <style:text-properties style:font-name-asian="Arial Baltic" style:font-name-complex="Arial Baltic" loext:padding="0.049cm" loext:border="0.06pt solid #000000" loext:shadow="none"/>
    </style:style>
    <style:style style:name="T27" style:family="text">
      <style:text-properties style:font-name-asian="Arial Baltic" style:font-name-complex="Arial Baltic" loext:padding="0.049cm" loext:border="0.06pt dotted #000000" loext:shadow="non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1a6dfd"/>
    </style:style>
    <style:style style:name="T30" style:family="text">
      <style:text-properties style:text-underline-style="none" officeooo:rsid="0030091e"/>
    </style:style>
    <style:style style:name="T31" style:family="text">
      <style:text-properties officeooo:rsid="001c077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b5069" style:font-weight-asian="normal" style:font-weight-complex="normal"/>
    </style:style>
    <style:style style:name="T34" style:family="text">
      <style:text-properties fo:font-weight="normal" style:font-name-asian="Arial" style:font-weight-asian="normal" style:font-name-complex="Arial" style:font-weight-complex="normal"/>
    </style:style>
    <style:style style:name="T35" style:family="text">
      <style:text-properties fo:font-weight="normal" officeooo:rsid="002f154a" style:font-name-asian="Arial" style:font-weight-asian="normal" style:font-name-complex="Arial" style:font-weight-complex="normal"/>
    </style:style>
    <style:style style:name="T36" style:family="text">
      <style:text-properties fo:font-weight="normal" officeooo:rsid="0032554a" style:font-name-asian="Arial" style:font-weight-asian="normal" style:font-name-complex="Arial" style:font-weight-complex="normal"/>
    </style:style>
    <style:style style:name="T37" style:family="text">
      <style:text-properties officeooo:rsid="0029f797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officeooo:rsid="002f154a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style:font-name-asian="Arial" style:font-style-asian="normal" style:font-name-complex="Arial" style:font-style-complex="normal"/>
    </style:style>
    <style:style style:name="T42" style:family="text">
      <style:text-properties fo:font-style="normal" officeooo:rsid="002a6ded" style:font-name-asian="Arial" style:font-style-asian="normal" style:font-name-complex="Arial" style:font-style-complex="normal"/>
    </style:style>
    <style:style style:name="T43" style:family="text">
      <style:text-properties fo:font-style="normal" officeooo:rsid="002d15fe" style:font-name-asian="Arial" style:font-style-asian="normal" style:font-name-complex="Arial" style:font-style-complex="normal"/>
    </style:style>
    <style:style style:name="T44" style:family="text">
      <style:text-properties fo:font-style="normal" officeooo:rsid="002d15fe" style:font-name-asian="Arial" style:font-style-asian="normal" style:font-name-complex="Arial" style:font-style-complex="normal" loext:padding="0.049cm" loext:border="0.06pt solid #000000" loext:shadow="none"/>
    </style:style>
    <style:style style:name="T45" style:family="text">
      <style:text-properties fo:font-style="normal" officeooo:rsid="005bced1" style:font-name-asian="Arial" style:font-style-asian="normal" style:font-name-complex="Arial" style:font-style-complex="normal"/>
    </style:style>
    <style:style style:name="T46" style:family="text">
      <style:text-properties officeooo:rsid="002f154a"/>
    </style:style>
    <style:style style:name="T47" style:family="text">
      <style:text-properties officeooo:rsid="002f154a" loext:padding="0.049cm" loext:border="0.06pt solid #000000" loext:shadow="none"/>
    </style:style>
    <style:style style:name="T48" style:family="text">
      <style:text-properties officeooo:rsid="0030091e"/>
    </style:style>
    <style:style style:name="T49" style:family="text">
      <style:text-properties fo:color="#9900ff" loext:opacity="100%"/>
    </style:style>
    <style:style style:name="T50" style:family="text">
      <style:text-properties fo:color="#9900ff" loext:opacity="100%" fo:font-style="italic" fo:font-weight="bold" officeooo:rsid="02c8594a" style:font-style-asian="italic" style:font-weight-asian="bold" style:font-style-complex="italic" style:font-weight-complex="bold"/>
    </style:style>
    <style:style style:name="T51" style:family="text">
      <style:text-properties fo:color="#9900ff" loext:opacity="100%" style:font-name-asian="Arial" style:font-name-complex="Arial"/>
    </style:style>
    <style:style style:name="T52" style:family="text">
      <style:text-properties fo:color="#9900ff" loext:opacity="100%" officeooo:rsid="002a6ded" style:font-name-asian="Arial" style:font-name-complex="Arial"/>
    </style:style>
    <style:style style:name="T53" style:family="text">
      <style:text-properties fo:color="#9900ff" loext:opacity="100%" fo:font-style="normal" style:font-name-asian="Arial" style:font-style-asian="normal" style:font-name-complex="Arial" style:font-style-complex="normal"/>
    </style:style>
    <style:style style:name="T54" style:family="text">
      <style:text-properties fo:color="#9900ff" loext:opacity="100%" fo:font-style="normal" fo:font-weight="normal" officeooo:rsid="002bc54a" style:font-style-asian="normal" style:font-weight-asian="normal" style:font-style-complex="normal" style:font-weight-complex="normal"/>
    </style:style>
    <style:style style:name="T55" style:family="text">
      <style:text-properties style:use-window-font-color="true" loext:opacity="0%" fo:font-style="italic" fo:font-weight="bold" officeooo:rsid="02c8594a" style:font-style-asian="italic" style:font-weight-asian="bold" style:font-style-complex="italic" style:font-weight-complex="bold"/>
    </style:style>
    <style:style style:name="T56" style:family="text">
      <style:text-properties style:use-window-font-color="true" loext:opacity="0%" fo:font-style="italic" fo:font-weight="bold" officeooo:rsid="0068e53d" style:font-style-asian="italic" style:font-weight-asian="bold" style:font-style-complex="italic" style:font-weight-complex="bold"/>
    </style:style>
    <style:style style:name="T57" style:family="text">
      <style:text-properties style:use-window-font-color="true" loext:opacity="0%" fo:font-style="italic" fo:font-weight="bold" officeooo:rsid="006cff63" style:font-style-asian="italic" style:font-weight-asian="bold" style:font-style-complex="italic" style:font-weight-complex="bold"/>
    </style:style>
    <style:style style:name="T58" style:family="text">
      <style:text-properties style:use-window-font-color="true" loext:opacity="0%" fo:font-style="italic" fo:font-weight="bold" officeooo:rsid="006cff63" style:font-style-asian="italic" style:font-weight-asian="bold" style:font-style-complex="italic" style:font-weight-complex="bold" loext:padding="0.049cm" loext:border="0.06pt dotted #000000" loext:shadow="none"/>
    </style:style>
    <style:style style:name="T59" style:family="text">
      <style:text-properties style:use-window-font-color="true" loext:opacity="0%" fo:font-style="italic" fo:font-weight="bold" officeooo:rsid="000a00f2" style:font-style-asian="italic" style:font-weight-asian="bold" style:font-style-complex="italic" style:font-weight-complex="bold"/>
    </style:style>
    <style:style style:name="T60" style:family="text">
      <style:text-properties style:use-window-font-color="true" loext:opacity="0%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61" style:family="text">
      <style:text-properties fo:color="#ff7f00" loext:opacity="100%" fo:font-style="italic" fo:font-weight="bold" officeooo:rsid="02c8594a" style:font-style-asian="italic" style:font-weight-asian="bold" style:font-style-complex="italic" style:font-weight-complex="bold"/>
    </style:style>
    <style:style style:name="T62" style:family="text">
      <style:text-properties fo:color="#00ccff" loext:opacity="100%"/>
    </style:style>
    <style:style style:name="T63" style:family="text">
      <style:text-properties fo:color="#00ccff" loext:opacity="100%" fo:font-style="italic" fo:font-weight="bold" officeooo:rsid="02c8594a" style:font-style-asian="italic" style:font-weight-asian="bold" style:font-style-complex="italic" style:font-weight-complex="bold"/>
    </style:style>
    <style:style style:name="T64" style:family="text">
      <style:text-properties fo:color="#00ccff" loext:opacity="100%" style:font-name-asian="Arial" style:font-name-complex="Arial"/>
    </style:style>
    <style:style style:name="T65" style:family="text">
      <style:text-properties fo:color="#00ccff" loext:opacity="100%" officeooo:rsid="002a6ded" style:font-name-asian="Arial" style:font-name-complex="Arial"/>
    </style:style>
    <style:style style:name="T66" style:family="text">
      <style:text-properties fo:color="#00ccff" loext:opacity="100%" style:font-name-asian="Arial Baltic" style:font-name-complex="Arial Baltic"/>
    </style:style>
    <style:style style:name="T67" style:family="text">
      <style:text-properties fo:color="#00ccff" loext:opacity="100%" fo:font-weight="normal" style:font-name-asian="Arial" style:font-weight-asian="normal" style:font-name-complex="Arial" style:font-weight-complex="normal"/>
    </style:style>
    <style:style style:name="T68" style:family="text">
      <style:text-properties fo:color="#00ccff" loext:opacity="100%" fo:font-weight="normal" officeooo:rsid="002d15fe" style:font-weight-asian="normal" style:font-weight-complex="normal"/>
    </style:style>
    <style:style style:name="T69" style:family="text">
      <style:text-properties fo:color="#00ccff" loext:opacity="100%" fo:font-style="normal" style:font-name-asian="Arial" style:font-style-asian="normal" style:font-name-complex="Arial" style:font-style-complex="normal"/>
    </style:style>
    <style:style style:name="T70" style:family="text">
      <style:text-properties fo:color="#ff3333" loext:opacity="100%" fo:font-style="italic" fo:font-weight="bold" officeooo:rsid="02c8594a" style:font-style-asian="italic" style:font-weight-asian="bold" style:font-style-complex="italic" style:font-weight-complex="bold"/>
    </style:style>
    <style:style style:name="T71" style:family="text">
      <style:text-properties fo:color="#009933" loext:opacity="100%" fo:font-style="italic" fo:font-weight="bold" officeooo:rsid="02c8594a" style:font-style-asian="italic" style:font-weight-asian="bold" style:font-style-complex="italic" style:font-weight-complex="bold"/>
    </style:style>
    <style:style style:name="T72" style:family="text">
      <style:text-properties fo:color="#0000a8" loext:opacity="100%" fo:font-style="italic" fo:font-weight="bold" officeooo:rsid="0068e53d" style:font-style-asian="italic" style:font-weight-asian="bold" style:font-style-complex="italic" style:font-weight-complex="bold"/>
    </style:style>
    <style:style style:name="T73" style:family="text">
      <style:text-properties loext:padding="0.049cm" loext:border="0.06pt solid #000000" loext:shadow="none"/>
    </style:style>
    <style:style style:name="T74" style:family="text">
      <style:text-properties officeooo:rsid="00658080"/>
    </style:style>
    <style:style style:name="T75" style:family="text">
      <style:text-properties officeooo:rsid="006abb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30">Plaute, </text:span><text:span text:style-name="T29">POE</text:span><text:span text:style-name="T28">NVLVS</text:span> <text:span text:style-name="T31">(</text:span>V.2, <text:span text:style-name="T48">v. </text:span>975-1031)</text:p>
      <text:p text:style-name="P1"><text:span text:style-name="T38">Personae : </text:span><text:span text:style-name="T39">Milphio, Agorastocles, Hannoque</text:span></text:p>
      <text:p text:style-name="P2"><text:span text:style-name="T50">nominatif </text:span><text:span text:style-name="T55">; <text:s/></text:span><text:span text:style-name="T61">vocatif </text:span><text:span text:style-name="T55">; <text:s/></text:span><text:span text:style-name="T63">accusatif </text:span><text:span text:style-name="T55">; <text:s/></text:span><text:span text:style-name="T70">génitif</text:span><text:span text:style-name="T55"> ; <text:s/></text:span><text:span text:style-name="T71">datif</text:span><text:span text:style-name="T55"> ;</text:span><text:span text:style-name="T56"> </text:span><text:span text:style-name="T72">ablatif </text:span><text:span text:style-name="T56">; </text:span><text:span text:style-name="T57">verbes ; </text:span><text:span text:style-name="T60">verbes non conjugués</text:span><text:span text:style-name="T59"> ; </text:span><text:span text:style-name="T58">groupe prépositionnel</text:span></text:p>
      <text:p text:style-name="P4"><text:span text:style-name="T1">Milphio</text:span><text:tab/><text:tab/></text:p>
      <text:p text:style-name="P26">Sed <text:span text:style-name="T49">quae</text:span> <text:span text:style-name="T49">illaec</text:span> <text:span text:style-name="T49">auis</text:span> est ?</text:p>
      <text:p text:style-name="P4"><text:span text:style-name="T1">Agorastocles</text:span><text:tab/></text:p>
      <text:p text:style-name="P29"><text:span text:style-name="T51">Faciēs</text:span><text:span text:style-name="T11"> quidem edepol </text:span><text:span text:style-name="T49">Pūnica</text:span><text:span text:style-name="T73">st</text:span><text:span text:style-name="T11">.</text:span></text:p>
      <text:p text:style-name="P4"><text:span text:style-name="T1">Milphio</text:span><text:tab/><text:tab/></text:p>
      <text:p text:style-name="P31"><text:tab/><text:span text:style-name="T49">Gugga</text:span><text:span text:style-name="T73">st</text:span> homo.</text:p>
      <text:p text:style-name="P10"><text:span text:style-name="T11"><text:tab/><text:tab/>Seruōs quidem edepol </text:span><text:span text:style-name="T64">ueterēs</text:span><text:span text:style-name="T11"> antīquōsque habet.</text:span></text:p>
      <text:p text:style-name="P9"><text:span text:style-name="T2">Agorastocles</text:span><text:span text:style-name="T11"><text:tab/></text:span></text:p>
      <text:p text:style-name="P30">Quī scīs  ?</text:p>
      <text:p text:style-name="P4"><text:span text:style-name="T1">Milphio<text:tab/><text:tab/></text:span><text:tab/><text:tab/></text:p>
      <text:p text:style-name="P32"><text:span text:style-name="T26">Vidēn</text:span><text:span text:style-name="T23"> </text:span><text:span text:style-name="T66">hominēs</text:span><text:span text:style-name="T23"> sarcinātōs </text:span><text:span text:style-name="T27">cōnsequī</text:span><text:span text:style-name="T11"> ?</text:span></text:p>
      <text:p text:style-name="P10"><text:span text:style-name="T11"><text:tab/><text:tab/></text:span><text:span text:style-name="T13">A</text:span>tque ut opīnor digitōs in manibus nōn habent<text:span text:style-name="T11">.</text:span></text:p>
      <text:p text:style-name="P21">Agorastocles<text:tab/></text:p>
      <text:p text:style-name="P26">Quid iam ?</text:p>
      <text:p text:style-name="P4"><text:span text:style-name="T1">Milphio<text:tab/><text:tab/></text:span><text:tab/><text:tab/></text:p>
      <text:p text:style-name="P33">Quia incēdunt cum anulātīs auribus.</text:p>
      <text:p text:style-name="P21">Agorastocles<text:tab/></text:p>
      <text:p text:style-name="P35"><text:span text:style-name="T37">A</text:span>dībō <text:span text:style-name="T37">ad </text:span><text:span text:style-name="T62">hōsce</text:span> atque appellābō Pūnicē.</text:p>
      <text:p text:style-name="P4"><text:span text:style-name="T1">Milphio</text:span><text:tab/><text:tab/></text:p>
      <text:p text:style-name="P26">Quid <text:span text:style-name="T73">ais</text:span> tū ? <text:span text:style-name="T37">E</text:span>cquid <text:span text:style-name="T73">commeministī</text:span> Pūnicē ?</text:p>
      <text:p text:style-name="P4"><text:span text:style-name="T1">Agorastocles</text:span><text:tab/></text:p>
      <text:p text:style-name="P27">Nīl edepol !</text:p>
      <text:p text:style-name="P4"><text:span text:style-name="T1">Milphio</text:span><text:tab/><text:tab/></text:p>
      <text:p text:style-name="P28">Quid <text:span text:style-name="T73">ais</text:span> tū…</text:p>
      <text:p text:style-name="P5"><text:span text:style-name="T1">Agorastocles</text:span><text:tab/><text:tab/><text:tab/></text:p>
      <text:p text:style-name="P34">Quid uīs ?</text:p>
      <text:p text:style-name="P4"><text:span text:style-name="T1">Milphio</text:span><text:tab/><text:tab/><text:tab/><text:tab/><text:tab/><text:tab/></text:p>
      <text:p text:style-name="P31"><text:span text:style-name="T73">Vīn</text:span> <text:span text:style-name="T73">appellem</text:span> <text:span text:style-name="T62">hunc</text:span> Pūnicē ?</text:p>
      <text:p text:style-name="P21">Agorastocles<text:tab/></text:p>
      <text:p text:style-name="P36">An scīs ?</text:p>
      <text:p text:style-name="P4"><text:soft-page-break/><text:span text:style-name="T1">Milphio</text:span><text:tab/><text:tab/><text:tab/><text:tab/></text:p>
      <text:p text:style-name="P33">Nūllus est hodiē Poenus Poenior.</text:p>
      <text:p text:style-name="P11"><text:span text:style-name="T11"><text:tab/><text:tab/></text:span><text:span text:style-name="T10">A</text:span><text:span text:style-name="T8">uo</text:span><text:span text:style-name="T11"> ! </text:span><text:span text:style-name="T23">Quoiatēs estis aut quō ex oppidō ?</text:span></text:p>
      <text:h text:style-name="P40" text:outline-level="1" text:is-list-header="true">Hanno</text:h>
      <text:p text:style-name="P4"><text:span text:style-name="T1"><text:tab/><text:tab/></text:span><text:span text:style-name="T7">A</text:span><text:span text:style-name="T3">nnon muthumballe bekhaedre anekh.</text:span></text:p>
      <text:p text:style-name="P4"><text:span text:style-name="T1">Agorastocles</text:span><text:tab/><text:tab/></text:p>
      <text:p text:style-name="P4"><text:tab/><text:tab/>Quid <text:span text:style-name="T73">ait</text:span> ?</text:p>
      <text:h text:style-name="P40" text:outline-level="1" text:is-list-header="true">Milphio</text:h>
      <text:p text:style-name="P12"><text:span text:style-name="T23"><text:tab/><text:tab/><text:tab/><text:tab/>Hannōnem </text:span><text:span text:style-name="T66">sē</text:span><text:span text:style-name="T23"> esse </text:span><text:span text:style-name="T25">ait</text:span><text:span text:style-name="T24"> </text:span><text:span text:style-name="T23">Carthāgine,</text:span></text:p>
      <text:p text:style-name="P9"><text:span text:style-name="T11"><text:tab/><text:tab/></text:span>Carthāginiēnsis Muthumbālis fīlium.</text:p>
      <text:h text:style-name="P40" text:outline-level="1" text:is-list-header="true">Hanno</text:h>
      <text:p text:style-name="P4"><text:tab/><text:tab/><text:span text:style-name="T4">A</text:span><text:span text:style-name="T3">uo !</text:span></text:p>
      <text:h text:style-name="P40" text:outline-level="1" text:is-list-header="true">Milphio</text:h>
      <text:p text:style-name="P12"><text:span text:style-name="T11"><text:tab/><text:tab/><text:tab/></text:span>Salūtat<text:span text:style-name="T11"> !</text:span></text:p>
      <text:h text:style-name="P41" text:outline-level="1" text:is-list-header="true">Hanno</text:h>
      <text:p text:style-name="P6"><text:tab/><text:tab/><text:span text:style-name="T4"><text:tab/><text:tab/><text:tab/>Donni.</text:span></text:p>
      <text:h text:style-name="P42" text:outline-level="1" text:is-list-header="true">Milphio</text:h>
      <text:p text:style-name="P13"><text:span text:style-name="T11"><text:tab/><text:tab/><text:tab/><text:tab/><text:tab/><text:tab/></text:span><text:span text:style-name="T16">D</text:span><text:span text:style-name="T14">ōnī </text:span><text:span text:style-name="T15">uolt</text:span><text:span text:style-name="T14"> tibi</text:span></text:p>
      <text:p text:style-name="P14"><text:span text:style-name="T14"><text:tab/><text:tab/></text:span><text:span text:style-name="T18">Dare</text:span><text:span text:style-name="T14"> </text:span><text:span text:style-name="T52">hic</text:span><text:span text:style-name="T14"> </text:span><text:span text:style-name="T65">nescioquid</text:span><text:span text:style-name="T14">.</text:span></text:p>
      <text:p text:style-name="P22">Agorastocles</text:p>
      <text:p text:style-name="P14"><text:span text:style-name="T14"><text:tab/><text:tab/></text:span><text:span text:style-name="T17">Salūtā</text:span><text:span text:style-name="T11"> </text:span><text:span text:style-name="T64">hunc</text:span><text:span text:style-name="T11"> rūrsus Pūnicē uerbīs meīs.</text:span></text:p>
      <text:p text:style-name="P22">Milphio</text:p>
      <text:p text:style-name="P14"><text:span text:style-name="T14"><text:tab/><text:tab/></text:span><text:span text:style-name="T9">Auo donnim </text:span><text:span text:style-name="T41">inquit </text:span><text:span text:style-name="T53">hic</text:span><text:span text:style-name="T41"> tibi uerbīs suīs</text:span><text:span text:style-name="T42">.</text:span></text:p>
      <text:h text:style-name="P40" text:outline-level="1" text:is-list-header="true">Hanno</text:h>
      <text:p text:style-name="P4"><text:span text:style-name="T1"><text:tab/><text:tab/></text:span><text:span text:style-name="T3">Meshar bocca.</text:span></text:p>
      <text:h text:style-name="P40" text:outline-level="1" text:is-list-header="true">Milphio</text:h>
      <text:p text:style-name="P4"><text:span text:style-name="T1"><text:tab/><text:tab/></text:span><text:span text:style-name="T6"><text:tab/><text:tab/></text:span><text:span text:style-name="T54">I</text:span><text:span text:style-name="T49">stuc</text:span> tibi <text:span text:style-name="T73">sit</text:span> potius quam mihi.</text:p>
      <text:h text:style-name="P43" text:outline-level="1" text:is-list-header="true">Agorastocles</text:h>
      <text:p text:style-name="P4"><text:span text:style-name="T1"><text:tab/><text:tab/></text:span>Quid <text:span text:style-name="T73">ait</text:span> ?</text:p>
      <text:h text:style-name="P40" text:outline-level="1" text:is-list-header="true">Milphio</text:h>
      <text:p text:style-name="P9"><text:span text:style-name="T2"><text:tab/><text:tab/><text:tab/><text:tab/></text:span><text:span text:style-name="T11">Miseram esse pra</text:span><text:span text:style-name="T12">e</text:span><text:span text:style-name="T11">dicat buccam sibi.</text:span></text:p>
      <text:p text:style-name="P12"><text:span text:style-name="T23"><text:tab/><text:tab/></text:span>Tū <text:span text:style-name="T49">quī</text:span> zōnam nōn habēs<text:span text:style-name="T23">,</text:span></text:p>
      <text:p text:style-name="P9"><text:span text:style-name="T11"><text:tab/><text:tab/></text:span>Quid in <text:span text:style-name="T62">hanc</text:span> uēnistis urbem aut quid quaeritis ?</text:p>
      <text:h text:style-name="P40" text:outline-level="1" text:is-list-header="true"><text:soft-page-break/>Hanno</text:h>
      <text:p text:style-name="P4"><text:tab/><text:tab/><text:span text:style-name="T3">Muphursa.</text:span></text:p>
      <text:h text:style-name="P40" text:outline-level="1" text:is-list-header="true">Agorastocles</text:h>
      <text:p text:style-name="P4"><text:span text:style-name="T1"><text:tab/><text:tab/></text:span><text:tab/><text:tab/>Quid <text:span text:style-name="T73">ait</text:span> ?</text:p>
      <text:h text:style-name="P40" text:outline-level="1" text:is-list-header="true">Hanno</text:h>
      <text:p text:style-name="P4"><text:tab/><text:tab/><text:tab/><text:tab/><text:tab/><text:tab/><text:span text:style-name="T3">Miuulec hi an na.</text:span></text:p>
      <text:h text:style-name="P40" text:outline-level="1" text:is-list-header="true">Agorastocles</text:h>
      <text:p text:style-name="P4"><text:span text:style-name="T1"><text:tab/><text:tab/><text:tab/><text:tab/><text:tab/><text:tab/><text:tab/><text:tab/><text:tab/></text:span>Quid uenit ?</text:p>
      <text:h text:style-name="P40" text:outline-level="1" text:is-list-header="true">Milphio</text:h>
      <text:p text:style-name="P24"><text:tab/><text:tab/>Nōn audīs ? Mūrēs āfricānōs praedicat.</text:p>
      <text:h text:style-name="P40" text:outline-level="1" text:is-list-header="true">Hanno</text:h>
      <text:p text:style-name="P4"><text:span text:style-name="T1"><text:tab/><text:tab/></text:span><text:span text:style-name="T3">Laekh lakh ananim limini khot.</text:span></text:p>
      <text:h text:style-name="P40" text:outline-level="1" text:is-list-header="true">Agorastocles</text:h>
      <text:p text:style-name="P4"><text:span text:style-name="T1"><text:tab/><text:tab/></text:span><text:span text:style-name="T6"><text:tab/><text:tab/><text:tab/><text:tab/></text:span>Quid nunc ait ?</text:p>
      <text:h text:style-name="P40" text:outline-level="1" text:is-list-header="true">Milphio</text:h>
      <text:p text:style-name="P9"><text:span text:style-name="T34"><text:tab/><text:tab/></text:span><text:span text:style-name="T32">Mercātor, crēdō, est.</text:span></text:p>
      <text:h text:style-name="P40" text:outline-level="1" text:is-list-header="true">Hanno</text:h>
      <text:p text:style-name="P4"><text:tab/><text:tab/><text:tab/><text:tab/><text:tab/><text:span text:style-name="T5">A</text:span><text:span text:style-name="T3">ssam</text:span>.</text:p>
      <text:h text:style-name="P40" text:outline-level="1" text:is-list-header="true">Milphio</text:h>
      <text:p text:style-name="P4"><text:span text:style-name="T1"><text:tab/><text:tab/><text:tab/><text:tab/><text:tab/><text:tab/><text:tab/></text:span><text:span text:style-name="T68">A</text:span><text:span text:style-name="T62">ruinam</text:span> quidem.</text:p>
      <text:h text:style-name="P40" text:outline-level="1" text:is-list-header="true">Hanno</text:h>
      <text:p text:style-name="P4"><text:span text:style-name="T1"><text:tab/><text:tab/></text:span><text:span text:style-name="T3">Palu mer gad etha.</text:span></text:p>
      <text:h text:style-name="P40" text:outline-level="1" text:is-list-header="true">Agorastocles</text:h>
      <text:p text:style-name="P4"><text:span text:style-name="T1"><text:tab/><text:tab/><text:tab/><text:tab/><text:tab/></text:span>Milphio ! Quid nunc ait ?</text:p>
      <text:h text:style-name="P40" text:outline-level="1" text:is-list-header="true">Hanno</text:h>
      <text:p text:style-name="P4"><text:span text:style-name="T1"><text:tab/><text:tab/></text:span><text:span text:style-name="T3">Gunebel balsameni erasan.</text:span></text:p>
      <text:h text:style-name="P45" text:outline-level="1" text:is-list-header="true">Agorastocles</text:h>
      <text:p text:style-name="P15"><text:span text:style-name="T41"><text:tab/><text:tab/><text:tab/><text:tab/><text:tab/><text:tab/><text:tab/></text:span><text:span text:style-name="T44">Narrā</text:span><text:span text:style-name="T43">, quid est ?</text:span></text:p>
      <text:p text:style-name="P25"><text:tab/><text:tab/>Quid ait ?</text:p>
      <text:p text:style-name="P23"><text:span text:style-name="T43">M</text:span><text:span text:style-name="T41">ilphio</text:span></text:p>
      <text:p text:style-name="P16"><text:span text:style-name="T40"><text:tab/><text:tab/><text:tab/><text:tab/></text:span><text:span text:style-name="T41">Nōn hercle nunc quidem </text:span><text:span text:style-name="T69">quicquam</text:span><text:span text:style-name="T41"> sciō.</text:span></text:p>
      <text:h text:style-name="P44" text:outline-level="1" text:is-list-header="true">Hanno</text:h>
      <text:p text:style-name="P17"><text:span text:style-name="T33"><text:tab/><text:tab/></text:span><text:span text:style-name="T46">At ut sciās, nunc dehinc latīne iam </text:span><text:span text:style-name="T47">loquar</text:span><text:span text:style-name="T46">.</text:span></text:p>
      <text:p text:style-name="P18"><text:span text:style-name="T34"><text:tab/><text:tab/></text:span><text:span text:style-name="T35">Seru</text:span><text:span text:style-name="T36">u</text:span><text:span text:style-name="T35">m hercle</text:span><text:span text:style-name="T34"> tē esse oportet et </text:span><text:span text:style-name="T67">nēquam</text:span><text:span text:style-name="T34"> et malum</text:span><text:span text:style-name="T11">,</text:span></text:p>
      <text:p text:style-name="P9"><text:soft-page-break/><text:span text:style-name="T11"><text:tab/><text:tab/>Hominem peregrīnum atque aduenam </text:span><text:span text:style-name="T51">quī</text:span><text:span text:style-name="T11"> inrīdeās.</text:span></text:p>
      <text:p text:style-name="P4"/>
      <text:p text:style-name="P4"/>
      <text:p text:style-name="P3"/>
      <text:p text:style-name="P3">Travail en groupe sur le texte théâtral</text:p>
      <text:p text:style-name="P3"/>
      <text:p text:style-name="P3"/>
      <text:p text:style-name="P3"/>
      <text:p text:style-name="P7"/>
      <text:p text:style-name="P19"><text:span text:style-name="T21">(I) </text:span><text:span text:style-name="T11">* </text:span><text:span text:style-name="T22">E</text:span><text:span text:style-name="T11">n quelle(s) langue(s) ce texte est-il écrit ? </text:span><text:span text:style-name="T19">Citez le texte pour prouver ce que vous dites !</text:span></text:p>
      <text:p text:style-name="P38"/>
      <text:p text:style-name="P38"/>
      <text:p text:style-name="P20"><text:span text:style-name="T21">(II) </text:span><text:span text:style-name="T11">** </text:span><text:span text:style-name="T22">C</text:span><text:span text:style-name="T11">itez le(s) mot(s) du texte qui désigne(nt) </text:span><text:span text:style-name="T41">une langue. </text:span><text:span text:style-name="T45">Vous pouvez vous aider du cours sur l’introduction aux guerres puniques où quelques-uns de ces mots avaient été utilisés.</text:span></text:p>
      <text:p text:style-name="P39"/>
      <text:p text:style-name="P39"/>
      <text:p text:style-name="P8"><text:span text:style-name="T74">(III) </text:span>* <text:span text:style-name="T75">T</text:span>rouver un exemple de comique de répétition</text:p>
      <text:p text:style-name="P7"/>
      <text:p text:style-name="P7"/>
      <text:p text:style-name="P8"><text:span text:style-name="T74">(IV) </text:span>** <text:span text:style-name="T75">T</text:span>rouver un exemple de comique de mots</text:p>
      <text:p text:style-name="P7"/>
      <text:p text:style-name="P7"/>
      <text:p text:style-name="P8"><text:span text:style-name="T74">(V) </text:span>*** <text:span text:style-name="T75">T</text:span>rouver un exemple de comique de gestes</text:p>
      <text:p text:style-name="P7"/>
      <text:p text:style-name="P7"/>
      <text:p text:style-name="P8"><text:span text:style-name="T74">(VI) </text:span>***** <text:span text:style-name="T75">T</text:span>rouver un exemple de comique de situation</text:p>
      <text:p text:style-name="P7"/>
      <text:p text:style-name="P7"/>
      <text:p text:style-name="P20"><text:span text:style-name="T21">(VII) </text:span><text:span text:style-name="T11">****** </text:span><text:span text:style-name="T22">Q</text:span><text:span text:style-name="T20">uelle conséquence – non encore vue en cours - pouvez-vous déduire du fait que les comédiens étaient masqués 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fr" fo:country="FR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3cm" fo:margin-right="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06-09-19T10:19:35</meta:creation-date>
    <dc:date>2021-02-16T09:47:42.459000000</dc:date>
    <meta:printed-by>collège Camille Flammarion</meta:printed-by>
    <meta:print-date>2006-09-19T10:24:25</meta:print-date>
    <dc:language>en-US</dc:language>
    <meta:editing-cycles>53</meta:editing-cycles>
    <meta:editing-duration>PT1H49M1S</meta:editing-duration>
    <meta:document-statistic meta:table-count="0" meta:image-count="0" meta:object-count="0" meta:page-count="4" meta:paragraph-count="109" meta:word-count="424" meta:character-count="2685" meta:non-whitespace-character-count="2199"/>
    <meta:user-defined meta:name="Info 1"/>
    <meta:user-defined meta:name="Info 2"/>
    <meta:user-defined meta:name="Info 3"/>
    <meta:user-defined meta:name="Info 4"/>
  </office:meta>
</office:document-meta>
</file>